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bf44" draw:textarea-horizontal-align="justify" draw:textarea-vertical-align="middle" draw:auto-grow-height="false" fo:min-height="3.433cm" fo:min-width="16.391cm"/>
    </style:style>
    <style:style style:name="gr2" style:family="graphic" style:parent-style-name="standard">
      <style:graphic-properties draw:fill-color="#fff450" draw:textarea-horizontal-align="justify" draw:textarea-vertical-align="middle" draw:auto-grow-height="false" fo:min-height="5.437cm" fo:min-width="7.755cm"/>
    </style:style>
    <style:style style:name="gr3" style:family="graphic" style:parent-style-name="standard">
      <style:graphic-properties draw:fill-color="#fdb94d" draw:textarea-horizontal-align="justify" draw:textarea-vertical-align="middle" draw:auto-grow-height="false" fo:min-height="5.437cm" fo:min-width="7.75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3.433cm" fo:min-width="16.39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72bf44"/>
      <style:paragraph-properties fo:text-align="center"/>
      <style:text-properties style:font-name="Khmer OS"/>
    </style:style>
    <style:style style:name="P4" style:family="paragraph">
      <loext:graphic-properties draw:fill-color="#fff450"/>
      <style:paragraph-properties fo:text-align="center"/>
      <style:text-properties style:font-name="Khmer OS"/>
    </style:style>
    <style:style style:name="P5" style:family="paragraph">
      <loext:graphic-properties draw:fill-color="#fdb94d"/>
      <style:paragraph-properties fo:text-align="center"/>
      <style:text-properties style:font-name="Khmer OS"/>
    </style:style>
    <style:style style:name="P6" style:family="paragraph">
      <loext:graphic-properties draw:fill-color="#dddddd"/>
      <style:paragraph-properties fo:text-align="center"/>
      <style:text-properties style:font-name="Khmer OS"/>
    </style:style>
    <style:style style:name="T1" style:family="text">
      <style:text-properties style:font-name="Khmer OS" fo:font-weight="bold" style:font-weight-asian="bold" style:font-weight-complex="bold"/>
    </style:style>
    <style:style style:name="T2" style:family="text">
      <style:text-properties style:font-name="Khmer O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6.891cm" svg:height="3.683cm" svg:x="2.016cm" svg:y="6.026cm">
          <text:p text:style-name="P1"><text:span text:style-name="T1">Pipeline Definitions</text:span></text:p>
          <text:list text:style-name="L1">
            <text:list-item>
              <text:p text:style-name="P2"><text:span text:style-name="T2">Groovy scripts and/or declarative DSLs for Pipelines</text:span></text:p>
            </text:list-item>
            <text:list-item>
              <text:p text:style-name="P2"><text:span text:style-name="T2">Loaded and executed when job interface is triggere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255cm" svg:height="5.687cm" svg:x="2.016cm" svg:y="10.426cm">
          <text:p text:style-name="P1"><text:span text:style-name="T1">Configuration</text:span></text:p>
          <text:list text:style-name="L1">
            <text:list-item>
              <text:p text:style-name="P2"><text:span text:style-name="T2">Groovy or CasC .yaml interacting </text:span><text:span text:style-name="T2"><text:line-break/></text:span><text:span text:style-name="T2">with Jenkins eco system</text:span></text:p>
            </text:list-item>
            <text:list-item>
              <text:p text:style-name="P2"><text:span text:style-name="T2">Configure Plugins (e.g., Slack, </text:span><text:span text:style-name="T2"><text:line-break/></text:span><text:span text:style-name="T2">Auth, Theme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255cm" svg:height="5.687cm" svg:x="10.716cm" svg:y="10.426cm">
          <text:p text:style-name="P1"><text:span text:style-name="T1">JobDSL</text:span></text:p>
          <text:list text:style-name="L1">
            <text:list-item>
              <text:p text:style-name="P2"><text:span text:style-name="T2">Groovy DSL scripts for job </text:span><text:span text:style-name="T2"><text:line-break/></text:span><text:span text:style-name="T2">interfaces as-cod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891cm" svg:height="3.683cm" svg:x="2.016cm" svg:y="16.826cm">
          <text:p text:style-name="P1"><text:span text:style-name="T1">Docker Image</text:span></text:p>
          <text:list text:style-name="L1">
            <text:list-item>
              <text:p text:style-name="P2"><text:span text:style-name="T2">Package Core and Plugin libraries</text:span></text:p>
            </text:list-item>
            <text:list-item>
              <text:p text:style-name="P2"><text:span text:style-name="T2">Package and setup initial seeding pipeline job interface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hmer OS" svg:font-family="'Khmer O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9T15:27:12.890556384</dc:date>
    <meta:editing-duration>PT7M42S</meta:editing-duration>
    <meta:editing-cycles>1</meta:editing-cycles>
    <meta:document-statistic meta:object-count="4"/>
    <meta:generator>LibreOffice/6.0.7.3.0$Linux_X86_64 LibreOffice_project/00m0$Build-3</meta:generator>
  </office:meta>
</office:document-meta>
</file>